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8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gr1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_ep9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office:annotation draw:style-name="gr1" draw:text-style-name="P2" svg:width="2.899cm" svg:height="1.799cm" svg:x="2.378cm" svg:y="0cm" draw:caption-point-x="-0.61cm" draw:caption-point-y="0.01cm">
              <dc:creator>WJ</dc:creator>
              <dc:date>2021-09-24T00:00:00</dc:date>
              <text:p text:style-name="P1"><text:span text:style-name="T1">對比方法測量值</text:span></text:p>
            </office:annotation>
            <text:p>y_ref</text:p>
          </table:table-cell>
          <table:table-cell office:value-type="string" calcext:value-type="string">
            <office:annotation draw:style-name="gr1" draw:text-style-name="P2" svg:width="2.899cm" svg:height="1.799cm" svg:x="3.884cm" svg:y="0cm" draw:caption-point-x="-0.61cm" draw:caption-point-y="0.01cm">
              <dc:creator>WJ</dc:creator>
              <dc:date>2021-09-24T00:00:00</dc:date>
              <text:p text:style-name="P1"><text:span text:style-name="T1">受測器材測量值</text:span></text:p>
            </office:annotation>
            <text:p>y_test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table:number-columns-repeated="2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</table:table-row>
      </table:table>
      <table:table table:name="setting_ep9" table:style-name="ta1">
        <table:table-column table:style-name="co4" table:default-cell-style-name="ce2"/>
        <table:table-column table:style-name="co3" table:default-cell-style-name="Default"/>
        <table:table-column table:style-name="co5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.899cm" svg:height="1.799cm" svg:x="3.185cm" svg:y="0cm" draw:caption-point-x="-0.61cm" draw:caption-point-y="0.01cm">
              <dc:creator>WJ</dc:creator>
              <dc:date>2021-09-24T00:00:00</dc:date>
              <text:p text:style-name="P1"><text:span text:style-name="T1">錯誤地拒絕虛無</text:span><text:span text:style-name="T1">假設的機率</text:span><text:span text:style-name="T1">, </text:span><text:span text:style-name="T1">又名</text:span><text:span text:style-name="T1">為</text:span><text:span text:style-name="T1">type-I error</text:span></text:p>
            </office:annotation>
            <text:p>alpha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5.443cm" svg:y="0cm" draw:caption-point-x="-0.61cm" draw:caption-point-y="0.01cm">
              <dc:creator>WJ</dc:creator>
              <dc:date>2021-09-24T00:00:00</dc:date>
              <text:p text:style-name="P1"><text:span text:style-name="T1">試驗器材本身的</text:span><text:span text:style-name="T1">repeatability (</text:span><text:span text:style-name="T1">參考</text:span><text:span text:style-name="T1">EP5)</text:span></text:p>
            </office:annotation>
            <text:p>repeatability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8.287cm" svg:y="0cm" draw:caption-point-x="-0.61cm" draw:caption-point-y="0.01cm">
              <dc:creator>WJ</dc:creator>
              <dc:date>2021-09-24T00:00:00</dc:date>
              <text:p text:style-name="P1"><text:span text:style-name="T1">對比方法的</text:span><text:span text:style-name="T1">repeatability (</text:span><text:span text:style-name="T1">參考</text:span><text:span text:style-name="T1">EP5)</text:span></text:p>
            </office:annotation>
            <text:p>repeatability_ref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10.544cm" svg:y="0cm" draw:caption-point-x="-0.61cm" draw:caption-point-y="0.01cm">
              <dc:creator>WJ</dc:creator>
              <dc:date>2021-09-24T00:00:00</dc:date>
              <text:p text:style-name="P1"><text:span text:style-name="T1">測試器材的量測單位</text:span></text:p>
            </office:annotation>
            <text:p>unit_of_device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12.802cm" svg:y="0cm" draw:caption-point-x="-0.61cm" draw:caption-point-y="0.01cm">
              <dc:creator>WJ</dc:creator>
              <dc:date>2021-09-27T00:00:00</dc:date>
              <text:p text:style-name="P1">參考方法的名稱，例如LC-MS/MS</text:p>
            </office:annotation>
            <text:p>name_of_ref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15.06cm" svg:y="0cm" draw:caption-point-x="-0.61cm" draw:caption-point-y="0.01cm">
              <dc:creator>WJ</dc:creator>
              <dc:date>2021-09-27T00:00:00</dc:date>
              <text:p text:style-name="P1">受測器材的名稱</text:p>
            </office:annotation>
            <text:p>name_of_test</text:p>
          </table:table-cell>
          <table:table-cell table:style-name="Accent_20_2" table:number-columns-repeated="1013"/>
        </table:table-row>
        <table:table-row table:style-name="ro1">
          <table:table-cell table:number-columns-repeated="3" office:value-type="float" office:value="0.05" calcext:value-type="float">
            <text:p>0.05</text:p>
          </table:table-cell>
          <table:table-cell office:value-type="string" calcext:value-type="string">
            <text:p>mg/dL</text:p>
          </table:table-cell>
          <table:table-cell office:value-type="string" calcext:value-type="string">
            <text:p>Reference Method</text:p>
          </table:table-cell>
          <table:table-cell office:value-type="string" calcext:value-type="string">
            <text:p>ELISA</text:p>
          </table:table-cell>
          <table:table-cell table:number-columns-repeated="1013"/>
        </table:table-row>
        <table:table-row table:style-name="ro1" table:number-rows-repeated="7">
          <table:table-cell table:number-columns-repeated="1019"/>
        </table:table-row>
        <table:table-row table:style-name="ro1" table:number-rows-repeated="5">
          <table:table-cell table:style-name="Default"/>
          <table:table-cell table:number-columns-repeated="1018"/>
        </table:table-row>
        <table:table-row table:style-name="ro1" table:number-rows-repeated="1048561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number:min-decimal-places="2" number:min-integer-digits="1" number:grouping="true"/>
    </number:number-style>
    <number:number-style style:name="N141">
      <number:text>-$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2P0"/>
    </number:number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 number:textual="true"/>
      <number:text>-</number:text>
      <number:year/>
    </number:date-style>
    <number:time-style style:name="N146">
      <number:hours number:style="long"/>
      <number:text>:</number:text>
      <number:minutes number:style="long"/>
      <number:text> </number:text>
      <number:am-pm/>
    </number:time-style>
    <number:time-style style:name="N14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9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2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month/>
      <number:text>/</number:text>
      <number:day/>
      <number:text>/</number:text>
      <number:year/>
    </number:date-style>
    <number:date-style style:name="N155">
      <number:year number:style="long"/>
      <number:text>年</number:text>
      <number:month/>
      <number:text>月</number:text>
      <number:day/>
      <number:text>日</number:text>
    </number:date-style>
    <number:time-style style:name="N156">
      <number:am-pm/>
      <number:hours number:style="long"/>
      <number:text>時</number:text>
      <number:minutes number:style="long"/>
      <number:text>分</number:text>
    </number:time-style>
    <number:time-style style:name="N157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$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2">
      <number:number number:decimal-places="4" number:min-decimal-places="4" number:min-integer-digits="1"/>
    </number:number-style>
    <number:number-style style:name="N183">
      <number:number number:decimal-places="2" number:min-decimal-places="2" number:min-integer-digits="1"/>
      <number:text> </number:text>
    </number:number-style>
    <number:number-style style:name="N184">
      <number:number number:decimal-places="0" number:min-decimal-places="0" number:min-integer-digits="1"/>
      <number:text> </number:text>
    </number:number-style>
    <number:number-style style:name="N185P0" style:volatile="true">
      <number:number number:decimal-places="2" number:min-decimal-places="2" number:min-integer-digits="1"/>
      <number:text> </number:text>
    </number:number-style>
    <number:number-style style:name="N185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185P0"/>
    </number:number-style>
    <number:number-style style:name="N186">
      <number:number number:decimal-places="14" number:min-decimal-places="14" number:min-integer-digits="1"/>
    </number:number-style>
    <number:number-style style:name="N187">
      <number:number number:decimal-places="13" number:min-decimal-places="13" number:min-integer-digits="1"/>
    </number:number-style>
    <number:number-style style:name="N188">
      <number:number number:decimal-places="12" number:min-decimal-places="12" number:min-integer-digits="1"/>
    </number:number-style>
    <number:number-style style:name="N189">
      <number:number number:decimal-places="11" number:min-decimal-places="11" number:min-integer-digits="1"/>
    </number:number-style>
    <number:number-style style:name="N190">
      <number:number number:decimal-places="10" number:min-decimal-places="10" number:min-integer-digits="1"/>
    </number:number-style>
    <number:number-style style:name="N191">
      <number:number number:decimal-places="9" number:min-decimal-places="9" number:min-integer-digits="1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條箭頭_20_1" draw:display-name="線條箭頭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00/00/00</text:date>, <text:time style:data-style-name="N2" text:time-value="16:40:33.682222812">00:00:00</text:time></text:p>
        </style:region-right>
      </style:header>
      <style:header-left style:display="false"/>
      <style:header-first style:display="false"/>
      <style:footer style:display="false"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dc:date>2021-09-27T16:54:47.249050181</dc:date>
    <dc:creator>Wu Jun-I</dc:creator>
    <meta:editing-duration>PT21M19S</meta:editing-duration>
    <meta:editing-cycles>8</meta:editing-cycles>
    <meta:document-statistic meta:table-count="2" meta:cell-count="234" meta:object-count="0"/>
  </office:meta>
</office:document-meta>
</file>